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a5eb" officeooo:paragraph-rsid="0015a5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PONDOK IT KEDATANGAN YUVID TV</text:p>
      <text:p text:style-name="P1"/>
      <text:p text:style-name="P1">salah satu tim kreator Yuvid tv berkunjung ke pondok informatika al-madinah sekaligus membagikan ilmu kiat-kiat belajar vidiografi,pertemuan berlangsung dengan khidmat.</text:p>
      <text:p text:style-name="P1"/>
      <text:p text:style-name="P1"><text:s/>Para santri sangat antusias mendengarkan materi yang di bawakan oleh ust Suryanto selaku tim dari yufid tv, beliau menekankan pentingnya berdakwah lewat teknologi “ak selemanya berdakwah itu melalui mimbar,namun kita juga bisa memanfaatkan teknologi yabg ada seperti sosial media dll” ujar beliau.</text:p>
      <text:p text:style-name="P1"/>
      <text:p text:style-name="P1">Yuvid tv adalah salah satu channel dakwah yang ada youtube,mengawali youtube pada tahun <text:s/>2011 dan saat ini telah memiliki 1,3 <text:s/>juta subscribers.</text:p>
      <text:p text:style-name="P1"/>
      <text:p text:style-name="P1">Senin 02 september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07:59:29.443226213</meta:creation-date>
    <dc:date>2019-09-09T08:09:05.556107344</dc:date>
    <meta:editing-duration>PT9M39S</meta:editing-duration>
    <meta:editing-cycles>1</meta:editing-cycles>
    <meta:document-statistic meta:table-count="0" meta:image-count="0" meta:object-count="0" meta:page-count="1" meta:paragraph-count="5" meta:word-count="93" meta:character-count="665" meta:non-whitespace-character-count="572"/>
    <meta:generator>LibreOffice/6.0.7.3$Linux_X86_64 LibreOffice_project/00m0$Build-3</meta:generator>
  </office:meta>
</office:document-meta>
</file>